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fn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vn</text:p>
          </table:table-cell>
          <table:table-cell table:number-columns-repeated="2"/>
          <table:table-cell table:style-name="ce2" office:value-type="string" calcext:value-type="string">
            <text:p>VP / (VP+FP)</text:p>
          </table:table-cell>
          <table:table-cell table:style-name="ce2" office:value-type="string" calcext:value-type="string">
            <text:p>VP / (VP+FN)</text:p>
          </table:table-cell>
          <table:table-cell office:value-type="string" calcext:value-type="string">
            <text:p>2 *( (p*r)/(p+r) )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eure</text:p>
          </table:table-cell>
          <table:table-cell table:formula="of:=([.G11]+[.H12])/[.I13]" office:value-type="float" office:value="0.724310776942356" calcext:value-type="float">
            <text:p>0,724310776942356</text:p>
          </table:table-cell>
          <table:table-cell table:formula="of:=(([.G13]/[.I13])*([.I11]/[.I13]))+(([.H13]/[.I13])*([.I12]/[.I13]))" office:value-type="float" office:value="0.544519192718639" calcext:value-type="float">
            <text:p>0,544519192718639</text:p>
          </table:table-cell>
          <table:table-cell table:formula="of:=([.N10]-[.O10])/(1-[.O10])" office:value-type="float" office:value="0.394729220967275" calcext:value-type="float">
            <text:p>0,394729220967275</text:p>
          </table:table-cell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office:value-type="float" office:value="63" calcext:value-type="float">
            <text:p>63</text:p>
          </table:table-cell>
          <table:table-cell table:formula="of:=[.G11]+[.H11]" office:value-type="float" office:value="480" calcext:value-type="float">
            <text:p>480</text:p>
          </table:table-cell>
          <table:table-cell/>
          <table:table-cell table:formula="of:=[.G11]/([.G11]+[.G12])" office:value-type="float" office:value="0.726480836236934" calcext:value-type="float">
            <text:p>0,726480836236934</text:p>
          </table:table-cell>
          <table:table-cell table:formula="of:=[.G11]/([.G11]+[.H11])" office:value-type="float" office:value="0.86875" calcext:value-type="float">
            <text:p>0,86875</text:p>
          </table:table-cell>
          <table:table-cell table:formula="of:=2*(([.K11]*[.L11])/([.K11]+[.L11]))" office:value-type="float" office:value="0.791271347248577" calcext:value-type="float">
            <text:p>0,7912713472485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formula="of:=[.G12]+[.H12]"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11]+[.G12]" office:value-type="float" office:value="574" calcext:value-type="float">
            <text:p>574</text:p>
          </table:table-cell>
          <table:table-cell table:formula="of:=[.H11]+[.H12]" office:value-type="float" office:value="224" calcext:value-type="float">
            <text:p>224</text:p>
          </table:table-cell>
          <table:table-cell table:formula="of:=[.I11]+[.I12]" office:value-type="float" office:value="798" calcext:value-type="float">
            <text:p>798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fn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vn</text:p>
          </table:table-cell>
          <table:table-cell table:number-columns-repeated="2"/>
          <table:table-cell table:style-name="ce2" office:value-type="string" calcext:value-type="string">
            <text:p>VP / (VP+FP)</text:p>
          </table:table-cell>
          <table:table-cell table:style-name="ce2" office:value-type="string" calcext:value-type="string">
            <text:p>VP / (VP+FN)</text:p>
          </table:table-cell>
          <table:table-cell office:value-type="string" calcext:value-type="string">
            <text:p>2 *( (p*r)/(p+r) )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measeure</text:p>
          </table:table-cell>
          <table:table-cell table:formula="of:=([.G20]+[.H21])/[.I22]" office:value-type="float" office:value="0.724310776942356" calcext:value-type="float">
            <text:p>0,724310776942356</text:p>
          </table:table-cell>
          <table:table-cell table:formula="of:=(([.G22]/[.I22])*([.I20]/[.I22]))+(([.H22]/[.I22])*([.I21]/[.I22]))" office:value-type="float" office:value="0.544519192718639" calcext:value-type="float">
            <text:p>0,544519192718639</text:p>
          </table:table-cell>
          <table:table-cell table:formula="of:=([.N19]-[.O19])/(1-[.O19])" office:value-type="float" office:value="0.394729220967275" calcext:value-type="float">
            <text:p>0,394729220967275</text:p>
          </table:table-cell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office:value-type="float" office:value="157" calcext:value-type="float">
            <text:p>157</text:p>
          </table:table-cell>
          <table:table-cell table:formula="of:=[.G20]+[.H20]" office:value-type="float" office:value="574" calcext:value-type="float">
            <text:p>574</text:p>
          </table:table-cell>
          <table:table-cell/>
          <table:table-cell table:formula="of:=[.G20]/([.G20]+[.G21])" office:value-type="float" office:value="0.86875" calcext:value-type="float">
            <text:p>0,86875</text:p>
          </table:table-cell>
          <table:table-cell table:formula="of:=[.G20]/([.G20]+[.H20])" office:value-type="float" office:value="0.726480836236934" calcext:value-type="float">
            <text:p>0,726480836236934</text:p>
          </table:table-cell>
          <table:table-cell table:formula="of:=2*(([.K20]*[.L20])/([.K20]+[.L20]))" office:value-type="float" office:value="0.791271347248577" calcext:value-type="float">
            <text:p>0,7912713472485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61" calcext:value-type="float">
            <text:p>161</text:p>
          </table:table-cell>
          <table:table-cell table:formula="of:=[.G21]+[.H21]"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20]+[.G21]" office:value-type="float" office:value="480" calcext:value-type="float">
            <text:p>480</text:p>
          </table:table-cell>
          <table:table-cell table:formula="of:=[.H20]+[.H21]" office:value-type="float" office:value="318" calcext:value-type="float">
            <text:p>318</text:p>
          </table:table-cell>
          <table:table-cell table:formula="of:=[.I20]+[.I21]" office:value-type="float" office:value="798" calcext:value-type="float">
            <text:p>7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07:47.898734702</meta:creation-date>
    <dc:date>2020-03-03T16:08:51.044226010</dc:date>
    <meta:editing-duration>PT49M13S</meta:editing-duration>
    <meta:editing-cycles>1</meta:editing-cycles>
    <meta:document-statistic meta:table-count="1" meta:cell-count="56" meta:object-count="0"/>
    <meta:generator>LibreOffice/5.3.6.1$Linux_X86_64 LibreOffice_project/30$Build-1</meta:generator>
  </office:meta>
</office:document-meta>
</file>